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  <style:text-properties officeooo:rsid="003cc23b" officeooo:paragraph-rsid="000f932b"/>
    </style:style>
    <style:style style:name="P2" style:family="paragraph" style:parent-style-name="Text_20_body" style:list-style-name="L1">
      <style:text-properties officeooo:rsid="003cc23b" officeooo:paragraph-rsid="000f932b"/>
    </style:style>
    <style:style style:name="P3" style:family="paragraph" style:parent-style-name="Text_20_body">
      <style:text-properties officeooo:rsid="003cc23b" officeooo:paragraph-rsid="000f932b"/>
    </style:style>
    <style:style style:name="P4" style:family="paragraph" style:parent-style-name="Text_20_body">
      <style:text-properties officeooo:paragraph-rsid="000f932b"/>
    </style:style>
    <style:style style:name="T1" style:family="text">
      <style:text-properties officeooo:rsid="00406ce3"/>
    </style:style>
    <style:style style:name="T2" style:family="text">
      <style:text-properties officeooo:rsid="00420b9f"/>
    </style:style>
    <style:style style:name="T3" style:family="text">
      <style:text-properties officeooo:rsid="000f932b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urce Code</text:h>
      <text:p text:style-name="P4"/>
      <text:p text:style-name="P3">In case you want to know how<text:span text:style-name="T1"> </text:span>all this was implemented <text:span text:style-name="T1">exactly </text:span>or even recreate it with your own datasets, you can the source code for this project <text:span text:style-name="T3">and further documentation through the following links</text:span>. <text:span text:style-name="T2">All source code used for research and production of this work is publicly available and may be used, adapted and redistributed for non-commercial projects.</text:span></text:p>
      <text:list xml:id="list3884863324" text:style-name="L1">
        <text:list-item>
          <text:p text:style-name="P2"><text:a xlink:type="simple" xlink:href="https://github.com/salty-muffin/ghosts-of-data-past" text:style-name="Internet_20_link" text:visited-style-name="Visited_20_Internet_20_Link">ghosts-of-data-past</text:a> – this is the code running inside the server object, generating the messages and hosting this work online.</text:p>
        </text:list-item>
        <text:list-item>
          <text:p text:style-name="P2"><text:a xlink:type="simple" xlink:href="https://github.com/salty-muffin/gpt-2-training" text:style-name="Internet_20_link" text:visited-style-name="Visited_20_Internet_20_Link">gpt-2-training</text:a> – for training the text generating algorithm.</text:p>
        </text:list-item>
        <text:list-item>
          <text:p text:style-name="P2"><text:a xlink:type="simple" xlink:href="https://github.com/salty-muffin/stylegan3" text:style-name="Internet_20_link" text:visited-style-name="Visited_20_Internet_20_Link">stylegan3</text:a> – for training the image generating algorithm.</text:p>
        </text:list-item>
        <text:list-item>
          <text:p text:style-name="P1"><text:a xlink:type="simple" xlink:href="https://github.com/salty-muffin/nsynth-notification-sound-generation" text:style-name="Internet_20_link" text:visited-style-name="Visited_20_Internet_20_Link">nsynth-notification-sound-generation</text:a> – for generating the notification sound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15:01:52.391068413</meta:creation-date>
    <dc:date>2022-09-09T15:03:28.430446817</dc:date>
    <meta:editing-duration>PT1M36S</meta:editing-duration>
    <meta:editing-cycles>1</meta:editing-cycles>
    <meta:document-statistic meta:table-count="0" meta:image-count="0" meta:object-count="0" meta:page-count="1" meta:paragraph-count="6" meta:word-count="103" meta:character-count="692" meta:non-whitespace-character-count="595"/>
    <meta:generator>LibreOffice/6.4.7.2$Linux_X86_64 LibreOffice_project/40$Build-2</meta:generator>
  </office:meta>
</office:document-meta>
</file>